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7000000015426655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2" style:family="paragraph" style:parent-style-name="Standard" style:list-style-name="L3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-Pentene</text:p>
      <text:p text:style-name="P4"><draw:frame draw:style-name="fr1" draw:name="graphics1" text:anchor-type="paragraph" svg:width="1.5547in" svg:height="0.2917in" draw:z-index="0"><draw:image xlink:href="Pictures/10000200000000700000001542665531.png" xlink:type="simple" xlink:show="embed" xlink:actuate="onLoad"/></draw:frame>Main Function Group: Straight Alkene</text:p>
      <text:list xml:id="list1697837413433837366" text:style-name="L3">
        <text:list-item>
          <text:p text:style-name="P2">Common Name – 1-Pentene</text:p>
        </text:list-item>
        <text:list-item>
          <text:p text:style-name="P2">IUPAC Name – 1-Pentene</text:p>
        </text:list-item>
        <text:list-item>
          <text:p text:style-name="P2">Molecular Weight – 74.12 g/mol</text:p>
        </text:list-item>
        <text:list-item>
          <text:p text:style-name="P2">Melting Point – -165.2 °C (438.2 K)</text:p>
        </text:list-item>
        <text:list-item>
          <text:p text:style-name="P2">Boiling Point – 30.7°C (303.7 K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22T17:10:54.29</dc:date>
    <meta:editing-duration>PT4H31M1S</meta:editing-duration>
    <meta:editing-cycles>6</meta:editing-cycles>
    <meta:generator>OpenOffice/4.1.7$Win32 OpenOffice.org_project/417m1$Build-9800</meta:generator>
    <meta:document-statistic meta:table-count="0" meta:image-count="1" meta:object-count="0" meta:page-count="1" meta:paragraph-count="7" meta:word-count="37" meta:character-count="192"/>
  </office:meta>
</office:document-meta>
</file>